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gitization-Realizat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Margo Sall</text:p>
            <text:p text:style-name="P1">Kaido Siimer</text:p>
            <text:p text:style-name="P1"/>
            <text:p text:style-name="P1">Tallinn 2019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da tee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P32-A1S arendusplaadil põhinev heli tuvastamise ja klassifitseerimise projekt</text:p>
                <text:p/>
              </text:list-item>
            </text:list>
          </draw:text-box>
        </draw:frame>
        <draw:frame draw:style-name="gr2" draw:text-style-name="P4" draw:layer="layout" svg:width="24.793cm" svg:height="1.673cm" svg:x="1.016cm" svg:y="19.155cm">
          <draw:text-box>
            <text:p>Plaadi koduleht: https://wiki.ai-thinker.com/esp32-audio-kit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esmärgi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P32 ESP-IDF/ADF kasutamine koos Arduino IDE-ga</text:p>
              </text:list-item>
              <text:list-item>
                <text:p>Heli kuulamine/salvestus mikrofonidest ja line-in pordist </text:p>
              </text:list-item>
              <text:list-item>
                <text:p>SD-kaardilt helifaili lugemine</text:p>
              </text:list-item>
              <text:list-item>
                <text:p>Heli analüüsimine</text:p>
                <text:list>
                  <text:list-item>
                    <text:p>FFT (Fast Fourier Transform)</text:p>
                  </text:list-item>
                  <text:list-item>
                    <text:p>Korrelatsioon</text:p>
                  </text:list-item>
                  <text:list-item>
                    <text:p>Faasi sobitamine ja tuvastus</text:p>
                  </text:list-item>
                  <text:list-item>
                    <text:p>Heli filtreerimine</text:p>
                  </text:list-item>
                </text:list>
              </text:list-item>
              <text:list-item>
                <text:p>Projekti lõpuks tuvastada vähemalt kolme varasemalt ette antud hel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3:32:21.263310897</meta:creation-date>
    <meta:editing-duration>PT3M54S</meta:editing-duration>
    <meta:editing-cycles>2</meta:editing-cycles>
    <meta:generator>LibreOffice/6.0.7.3$Linux_X86_64 LibreOffice_project/00m0$Build-3</meta:generator>
    <dc:title>Blueprint Plans</dc:title>
    <dc:date>2019-09-23T14:41:17.152000812</dc:date>
    <meta:document-statistic meta:object-count="45"/>
  </office:meta>
</office:document-meta>
</file>